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700000096977E1755E72C248B.png" manifest:media-type="image/png"/>
  <manifest:file-entry manifest:full-path="Pictures/1000020100000203000002596FEBA064644C9AD9.png" manifest:media-type="image/png"/>
  <manifest:file-entry manifest:full-path="Pictures/100002010000029E00000192CB03B38F6AF0E11A.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8B000002AA37D6ED7DC75D45BA.png" manifest:media-type="image/png"/>
  <manifest:file-entry manifest:full-path="Pictures/10000201000000A3000001651B4B7B6DDABDE9AC.png" manifest:media-type="image/png"/>
  <manifest:file-entry manifest:full-path="Pictures/100002010000021C000000CFE220AAC2C390B227.png" manifest:media-type="image/png"/>
  <manifest:file-entry manifest:full-path="Pictures/100002010000022F000000B19B0E3280F3A6B5F6.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table:align="margins"/>
    </style:style>
    <style:style style:name="Tabelle1.A" style:family="table-column">
      <style:table-column-properties style:column-width="8.505cm" style:rel-column-width="32767*"/>
    </style:style>
    <style:style style:name="Tabelle1.B" style:family="table-column">
      <style:table-column-properties style:column-width="8.507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4" style:family="table-row">
      <style:table-row-properties style:min-row-height="0.766cm"/>
    </style:style>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1" officeooo:rsid="02c07c14" officeooo:paragraph-rsid="02c07c14"/>
    </style:style>
    <style:style style:name="P7" style:family="paragraph" style:parent-style-name="Text_20_body" style:list-style-name="L1">
      <style:text-properties style:font-name="Times New Roman1" officeooo:rsid="02c07c14" officeooo:paragraph-rsid="02d79272"/>
    </style:style>
    <style:style style:name="P8" style:family="paragraph" style:parent-style-name="Text_20_body" style:list-style-name="L1">
      <style:text-properties style:font-name="Times New Roman1" officeooo:rsid="02c694e2" officeooo:paragraph-rsid="02c694e2"/>
    </style:style>
    <style:style style:name="P9" style:family="paragraph" style:parent-style-name="Text_20_body" style:list-style-name="L2">
      <style:text-properties style:font-name="Times New Roman1"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1" officeooo:rsid="02cda2b6" officeooo:paragraph-rsid="02cda2b6"/>
    </style:style>
    <style:style style:name="P16" style:family="paragraph" style:parent-style-name="Text_20_body">
      <style:paragraph-properties fo:text-align="start" style:justify-single-word="false"/>
      <style:text-properties style:font-name="Times New Roman1"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1"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paragraph-properties fo:break-before="page"/>
      <style:text-properties fo:font-weight="bold" style:font-weight-asian="bold" style:font-weight-complex="bold"/>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weight="bold" officeooo:rsid="0537af2c" officeooo:paragraph-rsid="0537af2c" style:font-weight-asian="bold" style:font-weight-complex="bold"/>
    </style:style>
    <style:style style:name="P32" style:family="paragraph" style:parent-style-name="Text_20_body">
      <style:text-properties fo:font-weight="bold" officeooo:rsid="053193e2" style:font-weight-asian="bold" style:font-weight-complex="bold"/>
    </style:style>
    <style:style style:name="P33" style:family="paragraph" style:parent-style-name="Text_20_body">
      <style:text-properties fo:font-weight="bold" officeooo:rsid="053193e2" officeooo:paragraph-rsid="053193e2" style:font-weight-asian="bold" style:font-weight-complex="bold"/>
    </style:style>
    <style:style style:name="P34" style:family="paragraph" style:parent-style-name="Text_20_body">
      <style:text-properties fo:font-weight="bold" officeooo:rsid="0531b715" officeooo:paragraph-rsid="05321c0d" style:font-weight-asian="bold" style:font-weight-complex="bold"/>
    </style:style>
    <style:style style:name="P35" style:family="paragraph" style:parent-style-name="Text_20_body">
      <style:text-properties officeooo:rsid="02833bab" officeooo:paragraph-rsid="02833bab"/>
    </style:style>
    <style:style style:name="P36" style:family="paragraph" style:parent-style-name="Text_20_body">
      <style:text-properties officeooo:paragraph-rsid="01756fef"/>
    </style:style>
    <style:style style:name="P37" style:family="paragraph" style:parent-style-name="Text_20_body">
      <style:text-properties officeooo:rsid="01dd4f45" officeooo:paragraph-rsid="01dd4f45"/>
    </style:style>
    <style:style style:name="P38" style:family="paragraph" style:parent-style-name="Text_20_body">
      <style:text-properties officeooo:rsid="016f9575" officeooo:paragraph-rsid="017e1ebe"/>
    </style:style>
    <style:style style:name="P39" style:family="paragraph" style:parent-style-name="Text_20_body">
      <style:text-properties officeooo:paragraph-rsid="031e5fb3"/>
    </style:style>
    <style:style style:name="P40" style:family="paragraph" style:parent-style-name="Text_20_body">
      <style:text-properties officeooo:rsid="051945cd" officeooo:paragraph-rsid="051945cd"/>
    </style:style>
    <style:style style:name="P41" style:family="paragraph" style:parent-style-name="Text_20_body">
      <style:text-properties officeooo:paragraph-rsid="053e5007"/>
    </style:style>
    <style:style style:name="P42" style:family="paragraph" style:parent-style-name="Text_20_body">
      <style:text-properties officeooo:rsid="0544d5ff" officeooo:paragraph-rsid="0544d5ff"/>
    </style:style>
    <style:style style:name="P43" style:family="paragraph" style:parent-style-name="Text_20_body">
      <style:text-properties officeooo:rsid="054d1f32" officeooo:paragraph-rsid="054d1f32"/>
    </style:style>
    <style:style style:name="P44" style:family="paragraph" style:parent-style-name="Text_20_body">
      <style:text-properties officeooo:rsid="05530395" officeooo:paragraph-rsid="05530395"/>
    </style:style>
    <style:style style:name="P45" style:family="paragraph" style:parent-style-name="Text_20_body">
      <style:text-properties officeooo:rsid="05531da8" officeooo:paragraph-rsid="05531da8"/>
    </style:style>
    <style:style style:name="P46" style:family="paragraph" style:parent-style-name="Index">
      <style:paragraph-properties fo:text-align="start" style:justify-single-word="false"/>
      <style:text-properties officeooo:rsid="0002d659" officeooo:paragraph-rsid="0002d659"/>
    </style:style>
    <style:style style:name="P47" style:family="paragraph" style:parent-style-name="Index">
      <style:paragraph-properties fo:text-align="start" style:justify-single-word="false"/>
      <style:text-properties officeooo:paragraph-rsid="0002d659"/>
    </style:style>
    <style:style style:name="P48" style:family="paragraph" style:parent-style-name="Index">
      <style:text-properties officeooo:rsid="04a62934" officeooo:paragraph-rsid="04a62934"/>
    </style:style>
    <style:style style:name="P49" style:family="paragraph" style:parent-style-name="Index">
      <style:text-properties officeooo:rsid="04aa52c3" officeooo:paragraph-rsid="0455cd2a"/>
    </style:style>
    <style:style style:name="P50" style:family="paragraph" style:parent-style-name="Table_20_Contents">
      <style:text-properties style:font-name="Times New Roman" fo:font-size="12pt" fo:font-weight="bold" officeooo:rsid="051945cd" officeooo:paragraph-rsid="051945cd" style:font-size-asian="10pt" style:font-weight-asian="bold" style:font-size-complex="10pt" style:font-weight-complex="bold"/>
    </style:style>
    <style:style style:name="P51" style:family="paragraph" style:parent-style-name="Table_20_Contents">
      <style:text-properties style:font-name="Times New Roman" fo:font-size="12pt" style:font-size-asian="10pt" style:font-size-complex="10pt"/>
    </style:style>
    <style:style style:name="P52" style:family="paragraph" style:parent-style-name="Table_20_Contents">
      <style:text-properties style:font-name="Times New Roman" fo:font-size="12pt" officeooo:rsid="051b0a2d" officeooo:paragraph-rsid="051b0a2d" style:font-size-asian="10pt" style:font-size-complex="10pt"/>
    </style:style>
    <style:style style:name="P53" style:family="paragraph" style:parent-style-name="Standard">
      <style:text-properties officeooo:rsid="000b5804" officeooo:paragraph-rsid="003596f7"/>
    </style:style>
    <style:style style:name="P54" style:family="paragraph" style:parent-style-name="Standard" style:master-page-name="First_20_Page">
      <style:paragraph-properties style:page-number="auto"/>
      <style:text-properties officeooo:rsid="04aa52c3" officeooo:paragraph-rsid="0455cd2a"/>
    </style:style>
    <style:style style:name="P55" style:family="paragraph" style:parent-style-name="Contents_20_2">
      <style:paragraph-properties>
        <style:tab-stops>
          <style:tab-stop style:position="17cm" style:type="right" style:leader-style="dotted" style:leader-text="."/>
        </style:tab-stops>
      </style:paragraph-properties>
    </style:style>
    <style:style style:name="P56" style:family="paragraph" style:parent-style-name="Index" style:master-page-name="Index">
      <style:paragraph-properties fo:text-align="start" style:justify-single-word="false" style:page-number="auto"/>
      <style:text-properties officeooo:paragraph-rsid="0002d659"/>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Table_20_Contents">
      <style:text-properties style:font-name="Times New Roman" fo:font-size="12pt" officeooo:rsid="055b0db3" officeooo:paragraph-rsid="055b0db3" style:font-size-asian="10pt" style:font-size-complex="10pt"/>
    </style:style>
    <style:style style:name="P59" style:family="paragraph" style:parent-style-name="Heading_20_2">
      <style:paragraph-properties fo:text-align="start" style:justify-single-word="false"/>
      <style:text-properties officeooo:rsid="02cda2b6" officeooo:paragraph-rsid="02cda2b6"/>
    </style:style>
    <style:style style:name="P60" style:family="paragraph" style:parent-style-name="Heading_20_2">
      <style:paragraph-properties fo:text-align="start" style:justify-single-word="false"/>
      <style:text-properties style:font-name="Times New Roman1" officeooo:rsid="02cda2b6" officeooo:paragraph-rsid="02cda2b6"/>
    </style:style>
    <style:style style:name="P61" style:family="paragraph" style:parent-style-name="Heading_20_2">
      <style:text-properties officeooo:rsid="0036a586" officeooo:paragraph-rsid="0176446b"/>
    </style:style>
    <style:style style:name="P62" style:family="paragraph" style:parent-style-name="Heading_20_2">
      <style:text-properties officeooo:paragraph-rsid="053e5007"/>
    </style:style>
    <style:style style:name="P63" style:family="paragraph" style:parent-style-name="Heading_20_2">
      <style:paragraph-properties fo:break-before="page"/>
    </style:style>
    <style:style style:name="P64" style:family="paragraph" style:parent-style-name="Heading_20_1">
      <style:text-properties officeooo:paragraph-rsid="04d2a5e3"/>
    </style:style>
    <style:style style:name="P65" style:family="paragraph" style:parent-style-name="Heading_20_1" style:list-style-name=""/>
    <style:style style:name="P66" style:family="paragraph" style:parent-style-name="Heading_20_1">
      <style:paragraph-properties fo:break-before="page"/>
    </style:style>
    <style:style style:name="P67" style:family="paragraph" style:parent-style-name="Heading_20_1">
      <style:paragraph-properties fo:break-before="page"/>
      <style:text-properties officeooo:paragraph-rsid="04d2a5e3"/>
    </style:style>
    <style:style style:name="P68" style:family="paragraph" style:parent-style-name="Heading_20_1">
      <style:paragraph-properties fo:break-before="page"/>
      <style:text-properties officeooo:rsid="01ad83bc" officeooo:paragraph-rsid="01ad83bc"/>
    </style:style>
    <style:style style:name="P69" style:family="paragraph" style:parent-style-name="Heading_20_1">
      <style:paragraph-properties fo:break-before="page"/>
      <style:text-properties officeooo:rsid="0184022c" officeooo:paragraph-rsid="0184022c"/>
    </style:style>
    <style:style style:name="P70" style:family="paragraph" style:parent-style-name="Heading_20_1" style:master-page-name="Standard">
      <style:paragraph-properties style:page-number="1"/>
      <style:text-properties officeooo:rsid="003596f7" officeooo:paragraph-rsid="003596f7"/>
    </style:style>
    <style:style style:name="P71" style:family="paragraph" style:parent-style-name="Heading">
      <style:paragraph-properties fo:text-align="center" style:justify-single-word="false"/>
      <style:text-properties fo:font-weight="bold" style:font-weight-asian="bold" style:font-weight-complex="bold"/>
    </style:style>
    <style:style style:name="P72" style:family="paragraph" style:parent-style-name="Text_20_body">
      <style:text-properties style:font-name="Times New Roman1" officeooo:rsid="02c07c14"/>
    </style:style>
    <style:style style:name="P73" style:family="paragraph" style:parent-style-name="Text_20_body" style:list-style-name="L1">
      <style:text-properties style:font-name="Times New Roman1" officeooo:rsid="02c07c14" officeooo:paragraph-rsid="02c07c14"/>
    </style:style>
    <style:style style:name="P74" style:family="paragraph" style:parent-style-name="Text_20_body" style:list-style-name="L1">
      <style:text-properties style:font-name="Times New Roman1" officeooo:rsid="02c07c14" officeooo:paragraph-rsid="02d79272"/>
    </style:style>
    <style:style style:name="P75" style:family="paragraph" style:parent-style-name="Text_20_body" style:list-style-name="L1">
      <style:text-properties style:font-name="Times New Roman1" officeooo:rsid="02c694e2" officeooo:paragraph-rsid="02c694e2"/>
    </style:style>
    <style:style style:name="P76" style:family="paragraph" style:parent-style-name="Text_20_body" style:list-style-name="L2">
      <style:text-properties style:font-name="Times New Roman1" officeooo:rsid="02c25302" officeooo:paragraph-rsid="02c25302"/>
    </style:style>
    <style:style style:name="P77" style:family="paragraph" style:parent-style-name="Text_20_body" style:list-style-name="L11">
      <style:text-properties style:font-name="Times New Roman1" officeooo:rsid="016f9575" officeooo:paragraph-rsid="030b3fb7"/>
    </style:style>
    <style:style style:name="P78" style:family="paragraph" style:parent-style-name="Text_20_body" style:list-style-name="L11">
      <style:text-properties style:font-name="Times New Roman1" officeooo:rsid="016f9575" officeooo:paragraph-rsid="016f9575"/>
    </style:style>
    <style:style style:name="P79" style:family="paragraph" style:parent-style-name="Text_20_body" style:list-style-name="L11">
      <style:text-properties style:font-name="Times New Roman1" officeooo:rsid="016f9575" officeooo:paragraph-rsid="032ec10b"/>
    </style:style>
    <style:style style:name="P80" style:family="paragraph" style:parent-style-name="Text_20_body" style:list-style-name="L12">
      <style:text-properties style:font-name="Times New Roman1"/>
    </style:style>
    <style:style style:name="P81" style:family="paragraph" style:parent-style-name="Text_20_body">
      <style:paragraph-properties fo:text-align="start" style:justify-single-word="false"/>
      <style:text-properties style:font-name="Times New Roman1" officeooo:rsid="02cda2b6" officeooo:paragraph-rsid="02cda2b6"/>
    </style:style>
    <style:style style:name="P82" style:family="paragraph" style:parent-style-name="Text_20_body" style:list-style-name="L3">
      <style:text-properties officeooo:rsid="02d35e24" officeooo:paragraph-rsid="02d35e24"/>
    </style:style>
    <style:style style:name="P83" style:family="paragraph" style:parent-style-name="Text_20_body" style:list-style-name="L4">
      <style:text-properties fo:font-weight="normal" officeooo:rsid="02c7223e" officeooo:paragraph-rsid="02c7223e" style:font-weight-asian="normal" style:font-weight-complex="normal"/>
    </style:style>
    <style:style style:name="P84" style:family="paragraph" style:parent-style-name="Text_20_body" style:list-style-name="L8">
      <style:text-properties fo:font-weight="normal" officeooo:rsid="053193e2" officeooo:paragraph-rsid="05321c0d" style:font-weight-asian="normal" style:font-weight-complex="normal"/>
    </style:style>
    <style:style style:name="P85" style:family="paragraph" style:parent-style-name="Text_20_body" style:list-style-name="L6"/>
    <style:style style:name="P86" style:family="paragraph" style:parent-style-name="Text_20_body" style:list-style-name="L9"/>
    <style:style style:name="P87" style:family="paragraph" style:parent-style-name="Text_20_body" style:list-style-name="L10"/>
    <style:style style:name="P88" style:family="paragraph" style:parent-style-name="Text_20_body" style:list-style-name="L12">
      <style:text-properties officeooo:rsid="016f9575" officeooo:paragraph-rsid="017e1ebe"/>
    </style:style>
    <style:style style:name="P89" style:family="paragraph" style:parent-style-name="Text_20_body" style:list-style-name="L12">
      <style:text-properties officeooo:rsid="016f9575" officeooo:paragraph-rsid="018eb969"/>
    </style:style>
    <style:style style:name="P90" style:family="paragraph" style:parent-style-name="Text_20_body" style:list-style-name="L12">
      <style:text-properties officeooo:rsid="017e1ebe" officeooo:paragraph-rsid="018eb969"/>
    </style:style>
    <style:style style:name="P91" style:family="paragraph" style:parent-style-name="Text_20_body" style:list-style-name="L12">
      <style:text-properties officeooo:rsid="01826807" officeooo:paragraph-rsid="01826807"/>
    </style:style>
    <style:style style:name="P92" style:family="paragraph" style:parent-style-name="Text_20_body" style:list-style-name="L12">
      <style:text-properties officeooo:rsid="017f737c" officeooo:paragraph-rsid="017f737c"/>
    </style:style>
    <style:style style:name="P93" style:family="paragraph" style:parent-style-name="Text_20_body" style:list-style-name="L12">
      <style:text-properties officeooo:rsid="017ff7c0" officeooo:paragraph-rsid="017ff7c0"/>
    </style:style>
    <style:style style:name="P94" style:family="paragraph" style:parent-style-name="Text_20_body">
      <style:text-properties officeooo:rsid="02c6c633" officeooo:paragraph-rsid="02c6c633"/>
    </style:style>
    <style:style style:name="P95" style:family="paragraph" style:parent-style-name="Text_20_body">
      <style:text-properties officeooo:rsid="02d0c423" officeooo:paragraph-rsid="02d0c423"/>
    </style:style>
    <style:style style:name="P96" style:family="paragraph" style:parent-style-name="Text_20_body">
      <style:text-properties officeooo:rsid="02d5c322" officeooo:paragraph-rsid="02d5c322"/>
    </style:style>
    <style:style style:name="P97" style:family="paragraph" style:parent-style-name="Text_20_body">
      <style:text-properties officeooo:rsid="02d802d1" officeooo:paragraph-rsid="02d802d1"/>
    </style:style>
    <style:style style:name="P98" style:family="paragraph" style:parent-style-name="Text_20_body">
      <style:text-properties fo:font-weight="bold" officeooo:rsid="02d802d1" officeooo:paragraph-rsid="02d802d1" style:font-weight-asian="bold" style:font-weight-complex="bold"/>
    </style:style>
    <style:style style:name="P99" style:family="paragraph" style:parent-style-name="Text_20_body">
      <style:text-properties officeooo:rsid="02dc17bd" officeooo:paragraph-rsid="02dc17bd"/>
    </style:style>
    <style:style style:name="P100" style:family="paragraph" style:parent-style-name="Text_20_body" style:list-style-name="L5"/>
    <style:style style:name="P101" style:family="paragraph" style:parent-style-name="Text_20_body" style:list-style-name="L7"/>
    <style:style style:name="P102" style:family="paragraph" style:parent-style-name="Text_20_body">
      <style:text-properties officeooo:rsid="05531da8" officeooo:paragraph-rsid="05531da8"/>
    </style:style>
    <style:style style:name="P103" style:family="paragraph" style:parent-style-name="Text_20_body">
      <style:text-properties officeooo:rsid="055b0db3" officeooo:paragraph-rsid="055b0db3"/>
    </style:style>
    <style:style style:name="P104" style:family="paragraph" style:parent-style-name="Text_20_body">
      <style:text-properties officeooo:rsid="0560e2df" officeooo:paragraph-rsid="0560e2df"/>
    </style:style>
    <style:style style:name="P105" style:family="paragraph" style:parent-style-name="Text_20_body">
      <style:text-properties officeooo:rsid="0560f3f3" officeooo:paragraph-rsid="0560f3f3"/>
    </style:style>
    <style:style style:name="P106"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1" fo:font-weight="bold" style:font-weight-asian="bold" style:font-weight-complex="bold"/>
    </style:style>
    <style:style style:name="T10" style:family="text">
      <style:text-properties style:font-name="Times New Roman1"/>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officeooo:rsid="02c7223e"/>
    </style:style>
    <style:style style:name="T19" style:family="text">
      <style:text-properties fo:font-weight="normal" officeooo:rsid="02c7223e" style:font-weight-asian="normal" style:font-weight-complex="normal"/>
    </style:style>
    <style:style style:name="T20" style:family="text">
      <style:text-properties fo:font-style="italic" style:font-style-asian="italic" style:font-style-complex="italic"/>
    </style:style>
    <style:style style:name="T21" style:family="text">
      <style:text-properties style:font-name="Times New Roman1"/>
    </style:style>
    <style:style style:name="T22" style:family="text">
      <style:text-properties style:font-name="Times New Roman1" fo:font-weight="bold" style:font-weight-asian="bold" style:font-weight-complex="bold"/>
    </style:style>
    <style:style style:name="T23" style:family="text">
      <style:text-properties style:font-name="Times New Roman1" officeooo:rsid="02838c96"/>
    </style:style>
    <style:style style:name="T24" style:family="text">
      <style:text-properties style:font-name="Times New Roman1" officeooo:rsid="02c07c14"/>
    </style:style>
    <style:style style:name="T25" style:family="text">
      <style:text-properties style:font-name="Times New Roman1" officeooo:rsid="030da858"/>
    </style:style>
    <style:style style:name="T26" style:family="text">
      <style:text-properties style:font-name="Times New Roman1" officeooo:rsid="03af387d"/>
    </style:style>
    <style:style style:name="T27" style:family="text">
      <style:text-properties officeooo:rsid="02dbc0da"/>
    </style:style>
    <style:style style:name="T28" style:family="text">
      <style:text-properties officeooo:rsid="0173b40b"/>
    </style:style>
    <style:style style:name="T29" style:family="text">
      <style:text-properties officeooo:rsid="017e1ebe"/>
    </style:style>
    <style:style style:name="T30" style:family="text">
      <style:text-properties officeooo:rsid="037128f7"/>
    </style:style>
    <style:style style:name="T31" style:family="text">
      <style:text-properties style:font-name="Liberation Sans" fo:font-size="14pt" officeooo:rsid="01fa7f0f" style:font-name-asian="Microsoft YaHei" style:font-size-asian="14pt" style:font-name-complex="Mangal" style:font-size-complex="14pt"/>
    </style:style>
    <style:style style:name="T32" style:family="text">
      <style:text-properties style:font-name="Liberation Sans" fo:font-size="14pt" officeooo:rsid="0530b521" style:font-name-asian="Microsoft YaHei" style:font-size-asian="14pt" style:font-name-complex="Mangal" style:font-size-complex="14pt"/>
    </style:style>
    <style:style style:name="T33" style:family="text">
      <style:text-properties officeooo:rsid="0535055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3005600" text:id="ct113005600">
          <text:deletion>
            <office:change-info>
              <dc:creator>Unbekannter Autor</dc:creator>
              <dc:date>2017-06-11T21:35:00</dc:date>
            </office:change-info>
            <text:p text:style-name="Illustration"><text:span text:style-name="T1">Abbildung </text:span><text:span text:style-name="T1"><text:sequence text:ref-name="refIllustration21" text:name="Illustration" text:formula="ooow:Illustration+1" style:num-format="1">1</text:sequence></text:span><text:span text:style-name="T1">: Sprachenauswahl in der Gruppe</text:span></text:p>
          </text:deletion>
        </text:changed-region>
        <text:changed-region xml:id="ct113005376" text:id="ct113005376">
          <text:deletion>
            <office:change-info>
              <dc:creator>Unbekannter Autor</dc:creator>
              <dc:date>2017-05-28T23:21:00</dc:date>
            </office:change-info>
            <text:p text:style-name="Illustration"><text:span text:style-name="T1">Abbildung </text:span><text:span text:style-name="T1"><text:sequence text:ref-name="refIllustration22" text:name="Illustration" text:formula="ooow:Illustration+1" style:num-format="1">6</text:sequence></text:span><text:span text:style-name="T1">: Dialog: Zugriffsbeschränkungen für neue Inhalte<text:line-break/>Abbildung </text:span><text:span text:style-name="T1"><text:sequence text:ref-name="refIllustration23" text:name="Illustration" text:formula="ooow:Illustration+1" style:num-format="1">2</text:sequence></text:span><text:span text:style-name="T1">: Modul "oneclick_upgrade"</text:span></text:p>
          </text:deletion>
        </text:changed-region>
        <text:changed-region xml:id="ct113005152" text:id="ct113005152">
          <text:deletion>
            <office:change-info>
              <dc:creator>Unbekannter Autor</dc:creator>
              <dc:date>2017-05-28T23:20:00</dc:date>
            </office:change-info>
            <text:p text:style-name="Illustration"><text:span text:style-name="T1"><text:line-break/>Abbildung </text:span><text:span text:style-name="T1"><text:sequence text:ref-name="refIllustration24" text:name="Illustration" text:formula="ooow:Illustration+1" style:num-format="1">8</text:sequence></text:span><text:span text:style-name="T1">: Neue Option "Kyrillische Schriftzeichen verbieten" hinzugefügt</text:span></text:p>
          </text:deletion>
        </text:changed-region>
        <text:changed-region xml:id="ct113004928" text:id="ct113004928">
          <text:deletion>
            <office:change-info>
              <dc:creator>Unbekannter Autor</dc:creator>
              <dc:date>2017-11-13T22:22:57</dc:date>
            </office:change-info>
            <text:p text:style-name="Illustration"><text:span text:style-name="T1"><text:line-break/>Abbildung </text:span><text:span text:style-name="T1"><text:sequence text:ref-name="refIllustration25" text:name="Illustration" text:formula="ooow:Illustration+1" style:num-format="1">2</text:sequence></text:span><text:span text:style-name="T1">: Auswahl Link zu Sprache</text:span></text:p>
          </text:deletion>
        </text:changed-region>
        <text:changed-region xml:id="ct113004704" text:id="ct113004704">
          <text:deletion>
            <office:change-info>
              <dc:creator>Unbekannter Autor</dc:creator>
              <dc:date>2017-11-13T22:18:57</dc:date>
            </office:change-info>
            <text:p text:style-name="Illustration"><text:span text:style-name="T1"><text:line-break/>Abbildung </text:span><text:span text:style-name="T1"><text:sequence text:ref-name="refIllustration26" text:name="Illustration" text:formula="ooow:Illustration+1" style:num-format="1">7</text:sequence></text:span><text:span text:style-name="T1">: Auswahl für Standardsprache<text:line-break/>Abbildung </text:span><text:span text:style-name="T1"><text:sequence text:ref-name="refIllustration27" text:name="Illustration" text:formula="ooow:Illustration+1" style:num-format="1">8</text:sequence></text:span><text:span text:style-name="T1">: Sprachauswahl beim Login<text:line-break/>Abbildung </text:span><text:span text:style-name="T1"><text:sequence text:ref-name="refIllustration28" text:name="Illustration" text:formula="ooow:Illustration+1" style:num-format="1">9</text:sequence></text:span><text:span text:style-name="T1">: Anpassbarer Linktext</text:span></text:p>
          </text:deletion>
        </text:changed-region>
        <text:changed-region xml:id="ct112709504" text:id="ct112709504">
          <text:deletion>
            <office:change-info>
              <dc:creator>Unbekannter Autor</dc:creator>
              <dc:date>2017-11-13T22:19:03</dc:date>
            </office:change-info>
            <text:p text:style-name="Illustration"><text:span text:style-name="T1"><text:line-break/>Abbildung </text:span><text:span text:style-name="T1"><text:sequence text:ref-name="refIllustration29" text:name="Illustration" text:formula="ooow:Illustration+1" style:num-format="1">5</text:sequence></text:span><text:span text:style-name="T1">: Gruppenfilter</text:span></text:p>
          </text:deletion>
        </text:changed-region>
        <text:changed-region xml:id="ct112709280" text:id="ct112709280">
          <text:deletion>
            <office:change-info>
              <dc:creator>Unbekannter Autor</dc:creator>
              <dc:date>2017-11-13T22:20:19</dc:date>
            </office:change-info>
            <text:p text:style-name="Illustration"><text:span text:style-name="T1"><text:line-break/>Abbildung </text:span><text:span text:style-name="T1"><text:sequence text:ref-name="refIllustration30" text:name="Illustration" text:formula="ooow:Illustration+1" style:num-format="1">2</text:sequence></text:span><text:span text:style-name="T1">: Textfeld zur Filterung von HTML-Tags</text:span></text:p>
          </text:deletion>
        </text:changed-region>
        <text:changed-region xml:id="ct112709056" text:id="ct112709056">
          <text:deletion>
            <office:change-info>
              <dc:creator>Unbekannter Autor</dc:creator>
              <dc:date>2017-06-11T21:34:00</dc:date>
            </office:change-info>
            <text:p text:style-name="Illustration"><text:span text:style-name="T1"><text:sequence text:ref-name="refIllustration31" text:name="Illustration" text:formula="ooow:Illustration+1" style:num-format="1">3</text:sequence></text:span><text:span text:style-name="T1">: Textfeld zur Filterung von HTML-Tags</text:span></text:p>
          </text:deletion>
        </text:changed-region>
        <text:changed-region xml:id="ct112708832" text:id="ct112708832">
          <text:deletion>
            <office:change-info>
              <dc:creator>Unbekannter Autor</dc:creator>
              <dc:date>2017-11-13T22:22:34</dc:date>
            </office:change-info>
            <text:p text:style-name="Illustration"><text:span text:style-name="T1"><text:s/></text:span></text:p>
          </text:deletion>
        </text:changed-region>
        <text:changed-region xml:id="ct112708608" text:id="ct112708608">
          <text:deletion>
            <office:change-info>
              <dc:creator>Unbekannter Autor</dc:creator>
              <dc:date>2017-06-11T21:35:00</dc:date>
            </office:change-info>
            <text:p text:style-name="Illustration"><text:span text:style-name="T1"><text:line-break/>Abbildung</text:span></text:p>
          </text:deletion>
        </text:changed-region>
        <text:changed-region xml:id="ct112708384" text:id="ct112708384">
          <text:deletion>
            <office:change-info>
              <dc:creator>Unbekannter Autor</dc:creator>
              <dc:date>2017-11-13T22:21:44</dc:date>
            </office:change-info>
            <text:p text:style-name="Illustration"><text:span text:style-name="T1"><text:line-break/>Abbildung </text:span><text:span text:style-name="T1"><text:sequence text:ref-name="refIllustration32" text:name="Illustration" text:formula="ooow:Illustration+1" style:num-format="1">1</text:sequence></text:span><text:span text:style-name="T1">: Schnipsel Code</text:span></text:p>
          </text:deletion>
        </text:changed-region>
        <text:changed-region xml:id="ct112708160" text:id="ct112708160">
          <text:deletion>
            <office:change-info>
              <dc:creator>Unbekannter Autor</dc:creator>
              <dc:date>2017-06-11T21:33:00</dc:date>
            </office:change-info>
            <text:p text:style-name="Illustration"><text:span text:style-name="T1"><text:line-break/>Abbildung </text:span><text:span text:style-name="T1"><text:sequence text:ref-name="refIllustration33" text:name="Illustration" text:formula="ooow:Illustration+1" style:num-format="1">2</text:sequence></text:span><text:span text:style-name="T1">: Schnipsel Code</text:span></text:p>
          </text:deletion>
        </text:changed-region>
        <text:changed-region xml:id="ct112707936" text:id="ct112707936">
          <text:deletion>
            <office:change-info>
              <dc:creator>Unbekannter Autor</dc:creator>
              <dc:date>2017-11-13T22:19:33</dc:date>
            </office:change-info>
            <text:p text:style-name="Illustration"><text:span text:style-name="T1">Abbildung </text:span><text:span text:style-name="T1"><text:sequence text:ref-name="refIllustration34" text:name="Illustration" text:formula="ooow:Illustration+1" style:num-format="1">1</text:sequence></text:span><text:span text:style-name="T1">: prachenauswahl in der Gruppe</text:span></text:p>
          </text:deletion>
        </text:changed-region>
        <text:changed-region xml:id="ct111168208" text:id="ct111168208">
          <text:deletion>
            <office:change-info>
              <dc:creator>Unbekannter Autor</dc:creator>
              <dc:date>2017-06-15T18:31:00</dc:date>
            </office:change-info>
            <text:p text:style-name="P1"><text:span text:style-name="T2">3</text:span></text:p>
          </text:deletion>
        </text:changed-region>
        <text:changed-region xml:id="ct111167984" text:id="ct111167984">
          <text:deletion>
            <office:change-info>
              <dc:creator>Unbekannter Autor</dc:creator>
              <dc:date>2017-11-13T22:24:28</dc:date>
            </office:change-info>
            <text:p text:style-name="P1"><text:span text:style-name="T2">2017.</text:span></text:p>
          </text:deletion>
        </text:changed-region>
        <text:changed-region xml:id="ct111169776" text:id="ct111169776">
          <text:deletion>
            <office:change-info>
              <dc:creator>Unbekannter Autor</dc:creator>
              <dc:date>2017-06-15T18:31:00</dc:date>
            </office:change-info>
            <text:p text:style-name="P2"><text:span text:style-name="T3">3</text:span></text:p>
          </text:deletion>
        </text:changed-region>
        <text:changed-region xml:id="ct111169552" text:id="ct111169552">
          <text:deletion>
            <office:change-info>
              <dc:creator>Unbekannter Autor</dc:creator>
              <dc:date>2017-11-13T22:24:28</dc:date>
            </office:change-info>
            <text:p text:style-name="P2"><text:span text:style-name="T3">2017.</text:span></text:p>
          </text:deletion>
        </text:changed-region>
        <text:changed-region xml:id="ct111167312" text:id="ct111167312">
          <text:deletion>
            <office:change-info>
              <dc:creator>Unbekannter Autor</dc:creator>
              <dc:date>2017-06-11T21:15:00</dc:date>
            </office:change-info>
            <text:h text:style-name="P3" text:outline-level="1"/>
            <text:h text:style-name="P4" text:outline-level="1"/>
          </text:deletion>
        </text:changed-region>
        <text:changed-region xml:id="ct112706368" text:id="ct112706368">
          <text:deletion>
            <office:change-info>
              <dc:creator>Unbekannter Autor</dc:creator>
              <dc:date>2017-05-28T23:20:00</dc:date>
            </office:change-info>
            <text:h text:style-name="P5" text:outline-level="1"/>
            <text:list xml:id="list3398474512"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519376079"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880286311"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3180201557"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5"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6"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37"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12706144" text:id="ct112706144">
          <text:deletion>
            <office:change-info>
              <dc:creator>Unbekannter Autor</dc:creator>
              <dc:date>2017-04-18T21:57:00</dc:date>
            </office:change-info>
            <text:h text:style-name="Heading_20_1" text:outline-level="1"/>
            <text:h text:style-name="Heading_20_1" text:outline-level="1"/>
          </text:deletion>
        </text:changed-region>
        <text:changed-region xml:id="ct112705920" text:id="ct11270592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591_4066967885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591_40669678851"/></text:p>
          </text:deletion>
        </text:changed-region>
        <text:changed-region xml:id="ct112705696" text:id="ct112705696">
          <text:deletion>
            <office:change-info>
              <dc:creator>Unbekannter Autor</dc:creator>
              <dc:date>2017-04-18T21:49:00</dc:date>
            </office:change-info>
            <text:p text:style-name="Text_20_body"/>
            <text:p text:style-name="Text_20_body"/>
          </text:deletion>
        </text:changed-region>
        <text:changed-region xml:id="ct109216192" text:id="ct109216192">
          <text:deletion>
            <office:change-info>
              <dc:creator>Unbekannter Autor</dc:creator>
              <dc:date>2017-05-28T23:21:00</dc:date>
            </office:change-info>
            <text:p text:style-name="Text_20_body">D</text:p>
          </text:deletion>
        </text:changed-region>
        <text:changed-region xml:id="ct112706592" text:id="ct112706592">
          <text:insertion>
            <office:change-info>
              <dc:creator>Unbekannter Autor</dc:creator>
              <dc:date>2017-05-28T23:21:00</dc:date>
            </office:change-info>
          </text:insertion>
        </text:changed-region>
        <text:changed-region xml:id="ct112706816" text:id="ct112706816">
          <text:insertion>
            <office:change-info>
              <dc:creator>Unbekannter Autor</dc:creator>
              <dc:date>2017-06-11T21:36:00</dc:date>
            </office:change-info>
          </text:insertion>
        </text:changed-region>
        <text:changed-region xml:id="ct112707040" text:id="ct112707040">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raw:frame draw:style-name="fr5" draw:name="Bild1" text:anchor-type="paragraph" svg:width="17cm" svg:height="3.507cm" draw:z-index="14"><draw:image xlink:href="Pictures/10000201000002D700000096977E1755E72C248B.png" xlink:type="simple" xlink:show="embed" xlink:actuate="onLoad" loext:mime-type="image/png"/></draw:frame></text:p>
      <text:p text:style-name="P49"/>
      <text:p text:style-name="P48"/>
      <text:p text:style-name="P1">Neue Features in UliCMS <text:change text:change-id="ct111168208"/><text:change text:change-id="ct111167984"/><text:span text:style-name="T31">2019.</text:span><text:span text:style-name="T32">2</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6"/>
      <text:p text:style-name="P46"/>
      <text:p text:style-name="P47"><draw:frame draw:style-name="fr6"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56"/>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7"><text:a xlink:type="simple" xlink:href="#__RefHeading___Toc467_918909501" text:style-name="Index_20_Link" text:visited-style-name="Index_20_Link">Über dieses Dokument<text:tab/>1</text:a></text:p>
          <text:p text:style-name="P55"><text:a xlink:type="simple" xlink:href="#__RefHeading___Toc481_1318882124" text:style-name="Index_20_Link" text:visited-style-name="Index_20_Link">Zielgruppe<text:tab/>1</text:a></text:p>
          <text:p text:style-name="P55"><text:a xlink:type="simple" xlink:href="#__RefHeading___Toc1281_2918433609" text:style-name="Index_20_Link" text:visited-style-name="Index_20_Link">Was ist UliCMS?<text:tab/>1</text:a></text:p>
          <text:p text:style-name="P57"><text:a xlink:type="simple" xlink:href="#__RefHeading___Toc3344_1558993862" text:style-name="Index_20_Link" text:visited-style-name="Index_20_Link">Zusammenfassung der Änderungen<text:tab/>2</text:a></text:p>
          <text:p text:style-name="P57"><text:a xlink:type="simple" xlink:href="#__RefHeading___Toc2648_1833214641" text:style-name="Index_20_Link" text:visited-style-name="Index_20_Link">Detailbeschreibung der neuen Features<text:tab/>4</text:a></text:p>
          <text:p text:style-name="P55"><text:a xlink:type="simple" xlink:href="#__RefHeading___Toc1283_2918433609" text:style-name="Index_20_Link" text:visited-style-name="Index_20_Link">Option "Verbiete RTL-Sprachen (Arabisch, Hebräisch, Persisch)" zum Spamfilter hinzugefügt<text:tab/>4</text:a></text:p>
          <text:p text:style-name="P55"><text:a xlink:type="simple" xlink:href="#__RefHeading___Toc1504_2868548321" text:style-name="Index_20_Link" text:visited-style-name="Index_20_Link">Unterstützung für mehrere Konfigurationsumgebungen<text:tab/>4</text:a></text:p>
          <text:p text:style-name="P55"><text:a xlink:type="simple" xlink:href="#__RefHeading___Toc1587_4066967885" text:style-name="Index_20_Link" text:visited-style-name="Index_20_Link">Formulare und Banner können nun deaktiviert werden<text:tab/>5</text:a></text:p>
          <text:p text:style-name="P55"><text:a xlink:type="simple" xlink:href="#__RefHeading___Toc1589_4066967885" text:style-name="Index_20_Link" text:visited-style-name="Index_20_Link">Banner können nun zeitlich begrenzt werden<text:tab/>5</text:a></text:p>
          <text:p text:style-name="P55"><text:a xlink:type="simple" xlink:href="#__RefHeading___Toc1789_2760362398" text:style-name="Index_20_Link" text:visited-style-name="Index_20_Link">"Pakete" Backend-Seite neu gestaltet<text:tab/>6</text:a></text:p>
          <text:p text:style-name="P57"><text:a xlink:type="simple" xlink:href="#__RefHeading___Toc2782_1901764542" text:style-name="Index_20_Link" text:visited-style-name="Index_20_Link">Neue Berechtigungen<text:tab/>7</text:a></text:p>
          <text:p text:style-name="P57"><text:a xlink:type="simple" xlink:href="#__RefHeading___Toc1791_2760362398" text:style-name="Index_20_Link" text:visited-style-name="Index_20_Link">Durchführung der Installation<text:tab/>8</text:a></text:p>
          <text:p text:style-name="P57"><text:a xlink:type="simple" xlink:href="#__RefHeading___Toc6932_1558993862" text:style-name="Index_20_Link" text:visited-style-name="Index_20_Link">Durchführung eines Upgrades<text:tab/>8</text:a></text:p>
          <text:p text:style-name="P57"><text:a xlink:type="simple" xlink:href="#__RefHeading___Toc734_1061336504" text:style-name="Index_20_Link" text:visited-style-name="Index_20_Link">Benötigen Sie Hilfe?<text:tab/>10</text:a></text:p>
          <text:p text:style-name="P57"><text:a xlink:type="simple" xlink:href="#__RefHeading___Toc978_1474200080" text:style-name="Index_20_Link" text:visited-style-name="Index_20_Link">Abbildungsverzeichnis<text:tab/>10</text:a></text:p>
        </text:index-body>
      </text:table-of-content>
      <text:p text:style-name="P36"/>
      <text:h text:style-name="P70" text:outline-level="1"><text:bookmark-start text:name="__RefHeading___Toc467_918909501"/>Über dieses Dokument<text:bookmark-end text:name="__RefHeading___Toc467_918909501"/></text:h>
      <text:p text:style-name="P2">Dieses Dokument beschreibt die neuen Features in UliCMS <text:change text:change-id="ct111169776"/><text:change text:change-id="ct111169552"/><text:span text:style-name="T3">2019.2.</text:span></text:p>
      <text:h text:style-name="P61" text:outline-level="2"><text:bookmark-start text:name="__RefHeading___Toc481_1318882124"/>Zielgruppe<text:bookmark-end text:name="__RefHeading___Toc481_1318882124"/></text:h>
      <text:p text:style-name="P41">Zielgruppe dieses Dokuments sind Systemadministratoren, Webentwickler und Endanwender von UliCMS.</text:p>
      <text:h text:style-name="P62" text:outline-level="2"><text:bookmark-start text:name="__RefHeading___Toc1281_2918433609"/>Was ist UliCMS?<text:bookmark-end text:name="__RefHeading___Toc1281_2918433609"/></text:h>
      <text:p text:style-name="Text_20_body">UliCMS ist eine flexible Open Source Web Content Management Lösung aus Deutschland, die <text:span text:style-name="T28">unter einer BSD-Lizenz mit Advertising-Klausel lizenziert ist. </text:span></text:p>
      <text:p text:style-name="P39"><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11167312"/>Zusammenfassung der Änderungen<text:bookmark-end text:name="__RefHeading___Toc3344_1558993862"/></text:h>
      <text:p text:style-name="P30">Neue Features:</text:p>
      <text:list xml:id="list3550862974" text:style-name="L5">
        <text:list-item>
          <text:p text:style-name="P100">Option "Verbiete RTL-Sprachen (Arabisch, Hebräisch, Persisch)" zum Spamfilter hinzugefügt</text:p>
        </text:list-item>
        <text:list-item>
          <text:p text:style-name="P100">Unterstützung für mehrere Konfigurationsumgebungen</text:p>
        </text:list-item>
        <text:list-item>
          <text:p text:style-name="P100">Formulare und Banner können nun deaktiviert werden</text:p>
        </text:list-item>
        <text:list-item>
          <text:p text:style-name="P100">Banner können nun zeitlich begrenzt werden</text:p>
        </text:list-item>
        <text:list-item>
          <text:p text:style-name="P100">"Pakete" Backend-Seite neu gestaltet</text:p>
        </text:list-item>
        <text:list-item>
          <text:p text:style-name="P100">Icons zu allen Buttons im Backend hinzugefügt</text:p>
        </text:list-item>
        <text:list-item>
          <text:p text:style-name="P100">Neue Sicherheitsoption "Erlauben diese Webseite in andere Sites einzubinden"</text:p>
        </text:list-item>
        <text:list-item>
          <text:p text:style-name="P100">Sicherheitsoption "XSS-Schutz" hinzugefügt</text:p>
        </text:list-item>
        <text:list-item>
          <text:p text:style-name="P100">Wenn ein User die admin_permission eines Moduls nicht besitzt, ist der Button mit dem Namen des Moduls deaktiviert und ein Schloss-Icon wird angezeigt.</text:p>
        </text:list-item>
      </text:list>
      <text:p text:style-name="Index"/>
      <text:p text:style-name="P32">Neue API-Funktionen:</text:p>
      <text:list xml:id="list975609648" text:style-name="L6">
        <text:list-item>
          <text:p text:style-name="P85">stringOrNull($val)</text:p>
        </text:list-item>
        <text:list-item>
          <text:p text:style-name="P85">Konstanten-Klasse RequestMethods</text:p>
        </text:list-item>
        <text:list-item>
          <text:p text:style-name="P85">is_desktop()</text:p>
        </text:list-item>
        <text:list-item>
          <text:p text:style-name="P85">User-&gt;getPermissionChecker()</text:p>
        </text:list-item>
        <text:list-item>
          <text:p text:style-name="P85">User→hasPermission($permission)</text:p>
        </text:list-item>
        <text:list-item>
          <text:p text:style-name="P85">UliCMS\HTML\Input::File($name, $multiple = false, $accept = null, $htmlAttributes = array())</text:p>
        </text:list-item>
      </text:list>
      <text:p text:style-name="P31">Neue Filter:</text:p>
      <text:list xml:id="list2794292518" text:style-name="L7">
        <text:list-item>
          <text:p text:style-name="P101">before_content</text:p>
        </text:list-item>
        <text:list-item>
          <text:p text:style-name="P101">after_content</text:p>
        </text:list-item>
      </text:list>
      <text:p text:style-name="Index"/>
      <text:p text:style-name="P33">Bugfixes:</text:p>
      <text:list xml:id="list3558481946" text:style-name="L8">
        <text:list-item>
          <text:p text:style-name="P84">Die Registrierung von Berechtigungen über das custom_acl Event funktionierte nicht</text:p>
        </text:list-item>
      </text:list>
      <text:p text:style-name="P34"/>
      <text:p text:style-name="P29">Sonstige Verbesserungen:</text:p>
      <text:list xml:id="list808474500" text:style-name="L9">
        <text:list-item>
          <text:p text:style-name="P86">Benachrichtigung wenn neue Patches verfügbar sind umformuliert</text:p>
        </text:list-item>
        <text:list-item>
          <text:p text:style-name="P86">In-Page "Bearbeiten" Buttons werden nun mit Bootstrap formatiert</text:p>
        </text:list-item>
        <text:list-item>
          <text:p text:style-name="P86">"Schwarze Liste" umbenannt in "Verbotene Wörter"</text:p>
        </text:list-item>
        <text:list-item>
          <text:p text:style-name="P86">"Papierkorb leeren" als Button formatiert</text:p>
        </text:list-item>
        <text:list-item>
          <text:p text:style-name="P86">CSS-Klasse "ulicms_edit" umbenannt in "ulicms-edit"</text:p>
        </text:list-item>
        <text:list-item>
          <text:p text:style-name="P86">Die vertikale Scrollbar im Backend wird nun immer angezeigt</text:p>
        </text:list-item>
        <text:list-item>
          <text:p text:style-name="P86"><text:span text:style-name="T33">O</text:span>ption "Logo ausblenden" auf die "Logo" Seite verschoben</text:p>
        </text:list-item>
        <text:list-item>
          <text:p text:style-name="P86">Automatische Übersetzungsfunktion des Google Chrome Browsers im Backend deaktiviert</text:p>
        </text:list-item>
        <text:list-item>
          <text:p text:style-name="P86">Wende Bootstrap Styling auf Eingabeelemente von dataTables an</text:p>
        </text:list-item>
      </text:list>
      <text:p text:style-name="P30">Entfernte Funktionen:</text:p>
      <text:list xml:id="list3146572952" text:style-name="L10">
        <text:list-item>
          <text:p text:style-name="P87">is_chinese($str)</text:p>
        </text:list-item>
        <text:list-item>
          <text:p text:style-name="P87">isCountryBlocked()</text:p>
        </text:list-item>
      </text:list>
      <text:h text:style-name="P5" text:outline-level="1"><text:bookmark-start text:name="__RefHeading___Toc2648_1833214641"/>Detailbeschreibung der neuen Features<text:bookmark-end text:name="__RefHeading___Toc2648_1833214641"/></text:h>
      <text:h text:style-name="Heading_20_2" text:outline-level="2"><text:bookmark-start text:name="__RefHeading___Toc1283_2918433609"/>Option "Verbiete RTL-Sprachen (Arabisch, Hebräisch, Persisch)" zum Spamfilter hinzugefügt<text:bookmark-end text:name="__RefHeading___Toc1283_2918433609"/></text:h>
      <text:p text:style-name="P42">Die Option „Verbiete RTL-Sprachen (Arabisch, Hebräisch, Persisch)“ wurde zu den Spamfilter-Einstellungen hinzugefügt. Wenn diese Option aktiviert ist, werden Kommentare und Nachrichten blockiert, bzw. als Spam markiert, wenn diese Text in arabischer, hebräischer oder persischer Schrift enthalten.</text:p>
      <text:p text:style-name="P42"/>
      <text:p text:style-name="P42"><draw:frame draw:style-name="fr1" draw:name="Rahmen4" text:anchor-type="paragraph" svg:width="14.288cm" draw:z-index="15"><draw:text-box fo:min-height="5.477cm"><text:p text:style-name="Illustration"><draw:frame draw:style-name="fr2" draw:name="Bild6" text:anchor-type="as-char" svg:width="14.288cm" style:rel-width="100%" svg:height="5.477cm" style:rel-height="scale" draw:z-index="16"><draw:image xlink:href="Pictures/100002010000021C000000CFE220AAC2C390B227.png" xlink:type="simple" xlink:show="embed" xlink:actuate="onLoad" loext:mime-type="image/png"/></draw:frame><text:span text:style-name="T1"><text:line-break/></text:span>Abbildung <text:sequence text:ref-name="refIllustration17" text:name="Illustration" text:formula="ooow:Illustration+1" style:num-format="1">1</text:sequence>: Neue Option: Option "Verbiete RTL-Sprachen (Arabisch, Hebräisch, Persisch)"</text:p></draw:text-box></draw:frame></text:p>
      <text:h text:style-name="Heading_20_2" text:outline-level="2"><text:bookmark-start text:name="__RefHeading___Toc1504_2868548321"/>Unterstützung für mehrere Konfigurationsumgebungen<text:bookmark-end text:name="__RefHeading___Toc1504_2868548321"/></text:h>
      <text:p text:style-name="Text_20_body">UliCMS unterstützt nun mehrere Konfigurationsumgebungen</text:p>
      <text:p text:style-name="P43">Durch Setzen der Umgebungsvariable ULICMS_ENVIRONMENT können Sie die aktive Konfiguration festlegen. Wenn die Umgebungsvariable nicht gesetzt ist, erfolgt ein Fallback auf die Konfiguration „default.</text:p>
      <text:p text:style-name="P43">Für jede konfigurierte Umgebung ist im Ordner ULICMS_ROOT/content/configurations eine Konfigurationsdatei vorhanden.</text:p>
      <text:p text:style-name="P43">Wenn Sie ein Upgrade von einer älteren UliCMS Version durchführen, wird die alte CMSConfig.php automatisch als „default“ Konfiguration in den „configurations“ Ordner kopiert.</text:p>
      <text:p text:style-name="P43">Die Datei CMSConfig.php wird durch eine neue Datei ersetzt, welche die Umgebungsvariable ULICMS_ENVIRONMENT ausliest und anhand dessen, die Konfigurationsdatei lädt.</text:p>
      <text:h text:style-name="P19" text:outline-level="2"><text:bookmark-start text:name="__RefHeading___Toc1587_4066967885"/>Formulare und Banner können nun deaktiviert werden<text:bookmark-end text:name="__RefHeading___Toc1587_4066967885"/></text:h>
      <text:p text:style-name="P44">Formulare und Banner können nun deaktiviert werden.</text:p>
      <text:p text:style-name="Text_20_body"><draw:frame draw:style-name="fr1" draw:name="Rahmen5" text:anchor-type="paragraph" svg:width="14.79cm" draw:z-index="17"><draw:text-box fo:min-height="4.683cm"><text:p text:style-name="Illustration"><draw:frame draw:style-name="fr2" draw:name="Bild7" text:anchor-type="as-char" svg:width="14.79cm" style:rel-width="100%" svg:height="4.683cm" style:rel-height="scale" draw:z-index="18"><draw:image xlink:href="Pictures/100002010000022F000000B19B0E3280F3A6B5F6.png" xlink:type="simple" xlink:show="embed" xlink:actuate="onLoad" loext:mime-type="image/png"/></draw:frame><text:span text:style-name="T1"><text:line-break/></text:span>Abbildung <text:sequence text:ref-name="refIllustration18" text:name="Illustration" text:formula="ooow:Illustration+1" style:num-format="1">2</text:sequence>: Banner Aktivieren &amp; Deaktivieren</text:p></draw:text-box></draw:frame></text:p>
      <text:h text:style-name="Heading_20_2" text:outline-level="2"><text:bookmark-start text:name="__RefHeading___Toc1589_4066967885"/>Banner können nun zeitlich begrenzt werden<text:bookmark-end text:name="__RefHeading___Toc1589_4066967885"/></text:h>
      <text:p text:style-name="P45">Es kann nun ein Zeitraum festgelegt werden, innerhalb dessen ein Werbebanner angezeigt wird.</text:p>
      <text:p text:style-name="P45"><draw:frame draw:style-name="fr1" draw:name="Rahmen6" text:anchor-type="paragraph" svg:width="17.013cm" draw:z-index="19"><draw:text-box fo:min-height="10.208cm"><text:p text:style-name="Illustration"><draw:frame draw:style-name="fr2" draw:name="Bild8" text:anchor-type="as-char" svg:width="17.013cm" style:rel-width="100%" svg:height="10.208cm" style:rel-height="scale" draw:z-index="20"><draw:image xlink:href="Pictures/100002010000029E00000192CB03B38F6AF0E11A.png" xlink:type="simple" xlink:show="embed" xlink:actuate="onLoad" loext:mime-type="image/png"/></draw:frame><text:span text:style-name="T1"><text:line-break/></text:span>Abbildung <text:sequence text:ref-name="refIllustration19" text:name="Illustration" text:formula="ooow:Illustration+1" style:num-format="1">3</text:sequence>: Werbebanner: Datum von und Datum bis</text:p></draw:text-box></draw:frame></text:p>
      <text:h text:style-name="P19" text:outline-level="2"><text:bookmark-start text:name="__RefHeading___Toc1789_2760362398"/>"Pakete" Backend-Seite neu gestaltet<text:bookmark-end text:name="__RefHeading___Toc1789_2760362398"/></text:h>
      <text:p text:style-name="P104">Die Backend-Seite „Pakete“ wurde optisch überarbeitet und um einige neue Features erweitert.<text:line-break/>Über den Button „Ansicht wechseln“ ist es möglich, auf das alte Layout umzustellen. Die alte Ansicht wird jedoch in einem zukünftigen UliCMS Release entfernt werden.</text:p>
      <text:p text:style-name="P104">Die installierten Module, Themes und Patches werden nun in sortierbaren Tabellen, mit Pagination angezeigt.</text:p>
      <text:p text:style-name="P104">Hinter dem Info-Button versteckt sich ein Popup-Dialog, in dem man Informationen über Module erhalten kann.</text:p>
      <text:p text:style-name="P104">Es ist nun möglich Module zu aktivieren und zu deaktivieren. Dies war zuvor nur in der Datenbank oder mit dem Modul cleanup möglich.</text:p>
      <text:p text:style-name="P105">Wenn der Benutzer nicht über die admin_permission eines Moduls verfügt, wird neben dem Namen des Moduls ein Schloß-Icon angzeigt.</text:p>
      <text:p text:style-name="P103"><draw:frame draw:style-name="fr1" draw:name="Rahmen8" text:anchor-type="paragraph" svg:width="17.013cm" draw:z-index="21"><draw:text-box fo:min-height="12.792cm"><text:p text:style-name="Illustration"><draw:frame draw:style-name="fr8" draw:name="Bild11" text:anchor-type="as-char" svg:width="17.013cm" style:rel-width="100%" svg:height="12.792cm" style:rel-height="scale" draw:z-index="22"><draw:image xlink:href="Pictures/100000000000038B000002AA37D6ED7DC75D45BA.png" xlink:type="simple" xlink:show="embed" xlink:actuate="onLoad" loext:mime-type="image/x-vclgraphic"/></draw:frame><text:span text:style-name="T1"><text:line-break/></text:span>Abbildung <text:sequence text:ref-name="refIllustration0" text:name="Illustration" text:formula="ooow:Illustration+1" style:num-format="1">4</text:sequence>: Neu gestaltete Pakete Backend Seite</text:p></draw:text-box></draw:frame></text:p>
      <text:h text:style-name="P5" text:outline-level="1"><text:bookmark-start text:name="__RefHeading___Toc2782_1901764542"/>Neue Berechtigungen<text:bookmark-end text:name="__RefHeading___Toc2782_1901764542"/></text:h>
      <text:p text:style-name="P40">In diesem Release wurden die folgenden neuen Berechtigungen eingeführt:</text:p>
      <table:table table:name="Tabelle1" table:style-name="Tabelle1">
        <table:table-column table:style-name="Tabelle1.A"/>
        <table:table-column table:style-name="Tabelle1.B"/>
        <table:table-row>
          <table:table-cell table:style-name="Tabelle1.A1" office:value-type="string">
            <text:p text:style-name="P50">Name</text:p>
          </table:table-cell>
          <table:table-cell table:style-name="Tabelle1.B1" office:value-type="string">
            <text:p text:style-name="P50">Bedeutung</text:p>
          </table:table-cell>
        </table:table-row>
        <table:table-row>
          <table:table-cell table:style-name="Tabelle1.A2" office:value-type="string">
            <text:p text:style-name="P51">enable_disable_module</text:p>
          </table:table-cell>
          <table:table-cell table:style-name="Tabelle1.B2" office:value-type="string">
            <text:p text:style-name="P58">Darf Module aktivieren und deaktivieren</text:p>
          </table:table-cell>
        </table:table-row>
        <table:table-row>
          <table:table-cell table:style-name="Tabelle1.A2" office:value-type="string">
            <text:p text:style-name="P52"/>
          </table:table-cell>
          <table:table-cell table:style-name="Tabelle1.B2" office:value-type="string">
            <text:p text:style-name="P52"/>
          </table:table-cell>
        </table:table-row>
        <table:table-row table:style-name="Tabelle1.4">
          <table:table-cell table:style-name="Tabelle1.A2" office:value-type="string">
            <text:p text:style-name="P52"/>
          </table:table-cell>
          <table:table-cell table:style-name="Tabelle1.B2" office:value-type="string">
            <text:p text:style-name="P52"/>
          </table:table-cell>
        </table:table-row>
      </table:table>
      <text:h text:style-name="P65" text:outline-level="1"/>
      <text:h text:style-name="P5" text:outline-level="1"><text:bookmark-start text:name="__RefHeading___Toc1791_2760362398"/><text:change text:change-id="ct112706368"/><text:change text:change-id="ct112706144"/><text:change text:change-id="ct112705920"/><text:change text:change-id="ct112705696"/><text:change text:change-id="ct109216192"/><text:change-start text:change-id="ct112706592"/><text:span text:style-name="T30">D</text:span><text:change-end text:change-id="ct112706592"/>urchführung der Installation<text:bookmark-end text:name="__RefHeading___Toc1791_2760362398"/></text:h>
      <text:list xml:id="list3698996526" text:style-name="L11">
        <text:list-item>
          <text:p text:style-name="P77"><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78">Wenn Sie UliCMS in de<text:span text:style-name="T29">m</text:span> Hauptordner hochgeladen haben, rufen Sie [www.ihredomain.de]/installer im Browser auf.</text:p>
        </text:list-item>
        <text:list-item>
          <text:p text:style-name="P78">Wenn Sie UliCMS in eine<text:span text:style-name="T29">m</text:span> Unterordner hochgeladen haben, rufen Sie [www.ihredomain.de]/[ihr-unterordner]/installer im Browser auf.<text:line-break/>Die eckigen Klammern sind Platzhalter.</text:p>
        </text:list-item>
        <text:list-item>
          <text:p text:style-name="P78">Folgen Sie den Anweisungen des Installationsassistenten.</text:p>
        </text:list-item>
        <text:list-item>
          <text:p text:style-name="P79"><text:bookmark-start text:name="__RefHeading__616_716240178"/>Löschen Sie nach erfolgreichen Abschluss der Installation den Ordner „installer“ vom Server.<text:bookmark-end text:name="__RefHeading__616_716240178"/><text:change-start text:change-id="ct112706816"/></text:p>
        </text:list-item>
      </text:list>
      <text:h text:style-name="Heading_20_1" text:outline-level="1"><text:bookmark-start text:name="__RefHeading___Toc6932_1558993862"/><text:change-end text:change-id="ct112706816"/><text:change text:change-id="ct112707040"/>Durchführung eines Upgrades<text:bookmark-end text:name="__RefHeading___Toc6932_1558993862"/></text:h>
      <text:p text:style-name="P35"><text:span text:style-name="T10">Ein Upgrade kann nur von UliCMS 201</text:span><text:span text:style-name="T26">8.x</text:span><text:span text:style-name="T10"> erfolgen. </text:span><text:span text:style-name="T23"><text:s/></text:span><text:span text:style-name="T26">Gehen Sie dazu bitte nach folgender Anleitung vor oder nutzen Sie oneclick_upgrade (</text:span><text:a xlink:type="simple" xlink:href="https://extend.ulicms.de/oneclick_upgrade.html" text:style-name="Internet_20_link" text:visited-style-name="Visited_20_Internet_20_Link"><text:span text:style-name="T26">https://extend.ulicms.de/oneclick_upgrade.html</text:span></text:a><text:span text:style-name="T26">).</text:span></text:p>
      <text:list xml:id="list2167190475" text:style-name="L12">
        <text:list-item>
          <text:p text:style-name="P80">Entpacken Sie das heruntergeladene Upgrade-Paket.</text:p>
        </text:list-item>
        <text:list-item>
          <text:p text:style-name="P80">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80">Überprüfen Sie ob die Dateiberechtigungen weiterhin korrekt gesetzt sind. Die Datei „update.php“, sowie der Ordner „content“ müssen die Dateirechte auf 0755 stehen haben.</text:p>
        </text:list-item>
      </text:list>
      <text:p text:style-name="P38"><draw:frame draw:style-name="fr3" draw:name="Rahmen7" text:anchor-type="paragraph" svg:x="2.708cm" svg:y="-0.171cm" svg:width="6.881cm" draw:z-index="12"><draw:text-box fo:min-height="8.183cm"><text:p text:style-name="Illustration"><draw:frame draw:style-name="fr7" draw:name="Bild10" text:anchor-type="paragraph" svg:width="6.881cm" svg:height="8.183cm" style:rel-height="scale" draw:z-index="13"><draw:image xlink:href="Pictures/100002010000013D0000017980A4DBF7064F7A26.png" xlink:type="simple" xlink:show="embed" xlink:actuate="onLoad" loext:mime-type="image/png"/></draw:frame><text:change text:change-id="ct113005600"/><text:change text:change-id="ct113005376"/><text:change text:change-id="ct113005152"/><text:change text:change-id="ct113004928"/><text:change text:change-id="ct113004704"/><text:change text:change-id="ct112709504"/><text:change text:change-id="ct112709280"/><text:change text:change-id="ct112709056"/><text:change text:change-id="ct112708832"/><text:change text:change-id="ct112708608"/><text:change text:change-id="ct112708384"/><text:change text:change-id="ct112708160"/><text:change text:change-id="ct112707936"/><text:s/>Abbildung <text:sequence text:ref-name="refIllustration20" text:name="Illustration" text:formula="ooow:Illustration+1" style:num-format="1">5</text:sequence>: Abbildung, setzen der Datei-Berechtigungen auf dem FTP-Server</text:p></draw:text-box></draw:frame><text:soft-page-break/></text:p>
      <text:list xml:id="list195815444135446" text:continue-numbering="true" text:style-name="L12">
        <text:list-item>
          <text:p text:style-name="P88">Wenn Sie UliCMS in de<text:span text:style-name="T29">m</text:span> Hauptordner <text:span text:style-name="T29">installiert</text:span> haben, rufen Sie [www.ihredomain.de]/<text:span text:style-name="T29">update.php</text:span> im Browser auf.</text:p>
        </text:list-item>
        <text:list-item>
          <text:p text:style-name="P89">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90">Loggen Sie sich nun in das CMS ein, prüfen Sie, ob eine Paketquelle für diese Version von UliCMS ausgewählt ist.</text:p>
        </text:list-item>
        <text:list-item>
          <text:p text:style-name="P91">Falls Patches für UliCMS verfügbar sind, installieren Sie diese.</text:p>
        </text:list-item>
        <text:list-item>
          <text:p text:style-name="P92">Leeren Sie den Cache des CMS.</text:p>
        </text:list-item>
        <text:list-item>
          <text:p text:style-name="P93">Rufen Sie „Pakete“ auf, und merken Sie sich alle Pakete, deren Versionsnummer rot markiert ist. Installieren Sie die neuen Versionen dieser Pakete.</text:p>
        </text:list-item>
        <text:list-item>
          <text:p text:style-name="P93">Falls Probleme mit Modulen und Themes auftreten, die nicht aus der Paketquelle stammen, prüfen Sie, ob von diesen Paketen beim Hersteller eine neue Version verfügbar ist, und installieren Sie diese gegebenenfalls.</text:p>
        </text:list-item>
      </text:list>
      <text:h text:style-name="P69" text:outline-level="1"><text:bookmark-start text:name="__RefHeading___Toc734_1061336504"/>Benötigen Sie Hilfe?<text:bookmark-end text:name="__RefHeading___Toc734_1061336504"/></text:h>
      <text:p text:style-name="Text_20_body">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6"><text:s/>Abbildung 1: Neue Option: Option "Verbiete RTL-Sprachen (Arabisch, Hebräisch, Persisch)"<text:tab/>4</text:p>
          <text:p text:style-name="P106"><text:s/>Abbildung 2: Banner Aktivieren &amp; Deaktivieren<text:tab/>5</text:p>
          <text:p text:style-name="P106"><text:s/>Abbildung 3: Werbebanner: Datum von und Datum bis<text:tab/>5</text:p>
          <text:p text:style-name="P106"><text:s/>Abbildung 4: Neu gestaltete Pakete Backend Seite<text:tab/>6</text:p>
          <text:p text:style-name="P106"><text:s/>Abbildung 5: Abbildung, setzen der Datei-Berechtigungen auf dem FTP-Server<text:tab/>9</text:p>
        </text:index-body>
      </text:illustration-index>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0"><draw:image xlink:href="Pictures/10000201000002D700000096977E1755E72C248B.png" xlink:type="simple" xlink:show="embed" xlink:actuate="onLoad" loext:mime-type="image/png"/></draw:frame><text:page-number text:select-page="current">6</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9-01-29T19:58:15.132000069">29.01.2019</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1"><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2H5M58S</meta:editing-duration>
    <meta:editing-cycles>1248</meta:editing-cycles>
    <meta:generator>LibreOffice/6.0.7.3$Windows_X86_64 LibreOffice_project/dc89aa7a9eabfd848af146d5086077aeed2ae4a5</meta:generator>
    <dc:date>2019-01-29T19:58:14.846000000</dc:date>
    <meta:document-statistic meta:table-count="1" meta:image-count="12" meta:object-count="0" meta:page-count="12" meta:paragraph-count="121" meta:word-count="1108" meta:character-count="8347" meta:non-whitespace-character-count="7393"/>
  </office:meta>
</office:document-meta>
</file>